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91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4.013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5.239cm"/>
    </style:style>
    <style:style style:name="co7" style:family="table-column">
      <style:table-column-properties fo:break-before="auto" style:column-width="19.7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"Das Gipfelkreuz"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Abereck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Ahornkopf (Schleching)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Aibleck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Angerstein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Aschauer Zipf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Aschauerkopf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Wegloser Gipfel. Über Norden hohes Gras</text:p>
          </table:table-cell>
        </table:table-row>
        <table:table-row table:style-name="ro1">
          <table:table-cell office:value-type="string" calcext:value-type="string">
            <text:p>Augenstein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Aukogel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Bairerkopf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wenig begangener kleiner Gipfel mit Kreuz oberhalb der Bairer oder Bayrer Alm. Mit Gedenktafel für Dave März,</text:p>
          </table:table-cell>
        </table:table-row>
        <table:table-row table:style-name="ro1">
          <table:table-cell office:value-type="string" calcext:value-type="string">
            <text:p>Bauernwand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Bischofsstuhl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Bogenhorn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Bogn Nosn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Brandelberg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Brandstein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Breitenberg (Grassau)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Breitenstein (Schleching)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Breitwand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Brennkopf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Brennköpfl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Brunnensteinkopf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Geile Wiese zum suchen kurz vorm Gipfel. Geile einsame Hütte auf dem,sonnig</text:p>
          </table:table-cell>
        </table:table-row>
        <table:table-row table:style-name="ro1">
          <table:table-cell office:value-type="string" calcext:value-type="string">
            <text:p>Bründlingköpfl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Bürgermeisterhöhe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Chiemkogel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Dampfschiff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Dandlberg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Dickkopf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Dietrichshorh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Drei Sennerinnen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Durlachkopf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Dürnbacheck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Dürrnbachhorn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Gipfel mit genialer Aussischt auf Wilder Kaiser + Zahmer KaiserLoferer + Berchtesgadener</text:p>
          </table:table-cell>
        </table:table-row>
        <table:table-row table:style-name="ro1">
          <table:table-cell office:value-type="string" calcext:value-type="string">
            <text:p>Ebersbergkopf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Eggenalmkogel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Latschengipfel</text:p>
          </table:table-cell>
        </table:table-row>
        <table:table-row table:style-name="ro1">
          <table:table-cell office:value-type="string" calcext:value-type="string">
            <text:p>Eggerschneid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Eibberg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absolut unspektakulärer "Gipfel" auf den man wirklich nicht muss. Aber oben is ein kleiner Steinhaufen un</text:p>
          </table:table-cell>
        </table:table-row>
        <table:table-row table:style-name="ro1">
          <table:table-cell office:value-type="string" calcext:value-type="string">
            <text:p>Einöder Berg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Eisenberg (Ruhpolding)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Engelstein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Erlbergkopf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Exenberg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Fahsteigenschneid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Von Süden einfach Von Nordwesten über Draht + Fixseil</text:p>
          </table:table-cell>
        </table:table-row>
        <table:table-row table:style-name="ro1">
          <table:table-cell office:value-type="string" calcext:value-type="string">
            <text:p>Falkenstein (Inzell)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Falkenstein Nordgipfel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Feichteck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Fellhorn [T/S]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 Salzburg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Super Aussichtsberg!</text:p>
          </table:table-cell>
        </table:table-row>
        <table:table-row table:style-name="ro1">
          <table:table-cell office:value-type="string" calcext:value-type="string">
            <text:p>Fischbachkopf (Ruhpolding)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Friedenrath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Fuderheustein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amsknogel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aniskopf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edererwand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Der kleine ungepflegte Nord-Steig, der anfangs direkt und steil auf den Zwölferturm zuführt, geht dort nach re</text:p>
          </table:table-cell>
        </table:table-row>
        <table:table-row table:style-name="ro1">
          <table:table-cell office:value-type="string" calcext:value-type="string">
            <text:p>Geigelstein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föllhörndl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leichenberg (Chiemgau)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leißenkogel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renzkendlkogel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roßer Rechenber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ruberhörndl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rubhörndl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ründberg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rünwaldkopf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röhrkopf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scheuerwand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schlad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schwendkopf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Gurnwandkopf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aaralmschneid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aargaßberg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aberspitz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agramer Wände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aidenholzer Schneid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aindorfer Berg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ammerstein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arauer Spitze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Etwas östlich unterhalb und südlich des nahen Sattels befindet sich die Jausenstation Haraualm 985 m</text:p>
          </table:table-cell>
        </table:table-row>
        <table:table-row table:style-name="ro1">
          <table:table-cell office:value-type="string" calcext:value-type="string">
            <text:p>Hasenpoint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ausberg [T]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Erster kleiner Gipfel von Walchsee aufsteigend.</text:p>
          </table:table-cell>
        </table:table-row>
        <table:table-row table:style-name="ro1">
          <table:table-cell office:value-type="string" calcext:value-type="string">
            <text:p>Hausgrabenkopf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ausleite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aßlberg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emmerstein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endelberg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endelbergskopf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euberg (Inn)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euraffelkopf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interer Adlerkopf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interer Rauschberg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irscheck (Unken)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irschenstein (Oberbayern)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ochalpenkopf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ochbrunstkopf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ochfelln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ochgern (Schneizlreuth)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 Deutschland</text:p>
          </table:table-cell>
          <table:table-cell office:value-type="string" calcext:value-type="string">
            <text:p>Salzburg 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ochgern (Unterwössen)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ochköpfl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ochlerch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ochplatte (Marquartstein)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ochries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ochsatte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ochscharten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ochstaffen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ochstaufen (Bad Reichenhall)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der östlichste Berg in den Chiemgauer Alpen</text:p>
          </table:table-cell>
        </table:table-row>
        <table:table-row table:style-name="ro1">
          <table:table-cell office:value-type="string" calcext:value-type="string">
            <text:p>Hochwurz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unscheinbarer Gipfel mit pompösem Gipfelkreuz und schöner Aussicht nach Süden richtung Hochgern oberhalb</text:p>
          </table:table-cell>
        </table:table-row>
        <table:table-row table:style-name="ro1">
          <table:table-cell office:value-type="string" calcext:value-type="string">
            <text:p>Hochwurz Nebengipfel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gleich neben Hochwurz. Kleiner Steinmanderlhauffen dort.</text:p>
          </table:table-cell>
        </table:table-row>
        <table:table-row table:style-name="ro1">
          <table:table-cell office:value-type="string" calcext:value-type="string">
            <text:p>Huttenberg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ögl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öhenberg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örndlwand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Hörndlwand (Ostgipfel)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Inzeller Kienbergl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Markierung zeigt den Hauptgipfel des Inzeller Kienbergls, das Gipfelkreuz steht allerdings aud dem weiter westlich</text:p>
          </table:table-cell>
        </table:table-row>
        <table:table-row table:style-name="ro1">
          <table:table-cell office:value-type="string" calcext:value-type="string">
            <text:p>Jochberg [TS]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Jägerwand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ampenhöhe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ampenwand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Ostgipfel</text:p>
          </table:table-cell>
        </table:table-row>
        <table:table-row table:style-name="ro1">
          <table:table-cell office:value-type="string" calcext:value-type="string">
            <text:p>Kampenwand Hauptgipfel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ampenwand Westgipfel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arkopf (Samerberg)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arkopf [Geigelstein]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arspitze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aserkopf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emeikopf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ienberg (Chiemgauer Alpen)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indelwand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irchhügel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itzstein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lausenberg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leiner Rechenberg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leines Kienbergl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leinstaffen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Bewaldeter Gupf</text:p>
          </table:table-cell>
        </table:table-row>
        <table:table-row table:style-name="ro1">
          <table:table-cell office:value-type="string" calcext:value-type="string">
            <text:p>Kobelwand (Jägerhäuslkopf)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ogl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ohlerhörndl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opfkrax Steinplatte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ranzbergkogel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ranzhorn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 Deutschland</text:p>
          </table:table-cell>
          <table:table-cell office:value-type="string" calcext:value-type="string">
            <text:p>Tirol 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ranzingerberg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Zweiter kleinerer Gipfel auf dem Aufstieg von Walchsee aus</text:p>
          </table:table-cell>
        </table:table-row>
        <table:table-row table:style-name="ro1">
          <table:table-cell office:value-type="string" calcext:value-type="string">
            <text:p>Kranzkogel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ratzellahner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reuzscheid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Östlichstes Eck vom DürrnbachhornkammKein ausgeprägter Gipfel</text:p>
          </table:table-cell>
        </table:table-row>
        <table:table-row table:style-name="ro1">
          <table:table-cell office:value-type="string" calcext:value-type="string">
            <text:p>Kundl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Köstelkopf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Lackenberg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Lahnerkogel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Latschengupf</text:p>
          </table:table-cell>
        </table:table-row>
        <table:table-row table:style-name="ro1">
          <table:table-cell office:value-type="string" calcext:value-type="string">
            <text:p>Lanzeleck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Latschkogel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Laubenste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Lederrückenberg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Lemberg [Winklmoos]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Lembergscheid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Litzlbachhörndl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Lochköpfl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Lochner Horn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Luchsfallwand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Luchsfallwandl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Madonna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Maierknogl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Maiswand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Mansurfahrn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Markkogel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 Deutschland</text:p>
          </table:table-cell>
          <table:table-cell office:value-type="string" calcext:value-type="string">
            <text:p>Tirol 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Latschengupf auf der Grenze</text:p>
          </table:table-cell>
        </table:table-row>
        <table:table-row table:style-name="ro1">
          <table:table-cell office:value-type="string" calcext:value-type="string">
            <text:p>Mehrentaler Wand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zwischen Vorderalm und Baireralm. Führt ein in den Äpps eingezeichneter Pfad hinauf. Schönes Plateau und</text:p>
          </table:table-cell>
        </table:table-row>
        <table:table-row table:style-name="ro1">
          <table:table-cell office:value-type="string" calcext:value-type="string">
            <text:p>Miesberg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Mittelstaufen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Mitterwandl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Mittlerer Adlerkopf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Moarbichl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Moosberg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Mühlalpkopf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Mühlhornwand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Kein Gipfel !!</text:p>
          </table:table-cell>
        </table:table-row>
        <table:table-row table:style-name="ro1">
          <table:table-cell office:value-type="string" calcext:value-type="string">
            <text:p>Mühlhörndl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Mühlprachkopf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Müllnerhörndl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Möserberg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 Deutschland</text:p>
          </table:table-cell>
          <table:table-cell office:value-type="string" calcext:value-type="string">
            <text:p>Tirol 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Mösererwand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Nesslauer Schneid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Neustadler Berg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Niedersberg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Obinger Kreuz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Ochsenhorn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Ochsenlahnerkogel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Pastaukopf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Peitingköpfl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Perchthöhe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Pflasterbachhörndl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Platte (Ruhpolding)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Poschinger Wand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Predigtstuhl (Aschau im Chiemgau)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Im bayerischen Landkreis Rosenheim.</text:p>
          </table:table-cell>
        </table:table-row>
        <table:table-row table:style-name="ro1">
          <table:table-cell office:value-type="string" calcext:value-type="string">
            <text:p>Prunzberg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Prügelbergkopf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abeneck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abenpalven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abenstein (Ruhpolding)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abensteinhorn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achelspitz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affen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amseck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amseck Vorgipfel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amseneck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auhe Nadel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auhe-Nadel-Kopf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auher Kopf (Inzell)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auschberg Bergwacht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ehwaldkopf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eifelberg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eifenberg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eitberg (Reit im Winkl)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eitstein (Ruhpolding)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escharkopf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ichtstrichkopf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iedberg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iesenberg (Frasdorf)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istfeuchthorn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istfeuchthorn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ohnerkopf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Wegloser Gipfel, schwer zu erreichen.</text:p>
          </table:table-cell>
        </table:table-row>
        <table:table-row table:style-name="ro1">
          <table:table-cell office:value-type="string" calcext:value-type="string">
            <text:p>Rossalpenkopf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oßalpenberg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oßkopf (Unterwössen)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udersburg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 Deutschland</text:p>
          </table:table-cell>
          <table:table-cell office:value-type="string" calcext:value-type="string">
            <text:p>Tirol 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Rötlwandkopf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andspitze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 Deutschland</text:p>
          </table:table-cell>
          <table:table-cell office:value-type="string" calcext:value-type="string">
            <text:p>Tirol 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attelberg (Samerberg)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aurüsselkopf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chachenberg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charnkopf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cheibelberg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cheibenwand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cheichenberg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chlösselschneid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chnappenberg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chuhmacherkreuz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chwarzberg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chwarzberghöhe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chwarzenberg (Frasdorf)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Berg südlich von Frasdorf im Landkreis Rosenheim.</text:p>
          </table:table-cell>
        </table:table-row>
        <table:table-row table:style-name="ro1">
          <table:table-cell office:value-type="string" calcext:value-type="string">
            <text:p>Schwarzenberg (Kampenwand)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Berg östlich von und im Gemeindegebiet von Aschau im Chiemgau.</text:p>
          </table:table-cell>
        </table:table-row>
        <table:table-row table:style-name="ro1">
          <table:table-cell office:value-type="string" calcext:value-type="string">
            <text:p>Seekopf (Ruhpolding)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eßseekopf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illeck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onnenwendwand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onntagshorn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 Deutschland</text:p>
          </table:table-cell>
          <table:table-cell office:value-type="string" calcext:value-type="string">
            <text:p>Salzburg Bayern</text:p>
          </table:table-cell>
          <table:table-cell office:value-type="string" calcext:value-type="string">
            <text:p>Chiemgauer AlpenAlpenvorland</text:p>
          </table:table-cell>
          <table:table-cell office:value-type="string" calcext:value-type="string">
            <text:p>höchster Gipfel der Chiemgauer Alpen</text:p>
          </table:table-cell>
        </table:table-row>
        <table:table-row table:style-name="ro1">
          <table:table-cell office:value-type="string" calcext:value-type="string">
            <text:p>Sonnwendköpfl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pielberg (Aschau im Chiemgau)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pitzberg (Schleching)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pitzstein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pitzwand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taffelstein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taffner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taudinger Kreuz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Staudinger Kreuz, auch Ehrenstrasser Kreuz genannt, ist ein fast unbekannter Aussichtsberg im Kaiserwinkl. Einerseits ke</text:p>
          </table:table-cell>
        </table:table-row>
        <table:table-row table:style-name="ro1">
          <table:table-cell office:value-type="string" calcext:value-type="string">
            <text:p>Steilenberg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teinberg (Samerberg)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teinerne Jäger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teinplatte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 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teinplattengipfel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teinwurfkogel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Unbedeutende Erhebung</text:p>
          </table:table-cell>
        </table:table-row>
        <table:table-row table:style-name="ro1">
          <table:table-cell office:value-type="string" calcext:value-type="string">
            <text:p>Streiche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treicher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trohnschneid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tuhlkopf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ulten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ulzbergschneid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Sulzgrabenkopf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Tannenbühl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Ist eigentlich nur ein Grashügel</text:p>
          </table:table-cell>
        </table:table-row>
        <table:table-row table:style-name="ro1">
          <table:table-cell office:value-type="string" calcext:value-type="string">
            <text:p>Tauron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Südseitig krasser Latschenkampf.Von der Nordseite am einfachsten. Dort wenig Latschenkontakt.</text:p>
          </table:table-cell>
        </table:table-row>
        <table:table-row table:style-name="ro1">
          <table:table-cell office:value-type="string" calcext:value-type="string">
            <text:p>Teisenber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Tempelberg (Reit im Winkl)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Teufelsstein (Schleching)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Thoraukopf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Thorauschneid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Thällerer Kogel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Torkopf (Grassau)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Tristmahlnschneid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Unternberg Ruhpolding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Der Unternberg ist ein 1425 Meter hoher Berg südlich von Ruhpolding in Bayern. Er liegt in den Chiemgauer Alpen und</text:p>
          </table:table-cell>
        </table:table-row>
        <table:table-row table:style-name="ro1">
          <table:table-cell office:value-type="string" calcext:value-type="string">
            <text:p>Vogelspitz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Vorderer Adlerkopf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Vorderer Rauschberg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Vorderlahnerkopf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Vorderstaufe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Walmberg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Wandberg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Wandbergkreuz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Wandspitz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Wasserwand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Weitlahnerkopf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Weißgrabenkopf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Westerberg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Wetterfahne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Wetterkreuz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Wetterkreuz am Hochgseng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Wildalphorn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Kein ausgeprägter GipfelHöchste Erhebung im Kamm</text:p>
          </table:table-cell>
        </table:table-row>
        <table:table-row table:style-name="ro1">
          <table:table-cell office:value-type="string" calcext:value-type="string">
            <text:p>Wildbichl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Wildschutzgebiet höchster Punkt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Wirtsalpkopf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Zellerberg - Hauptgipfel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Zellerberg - Nordgipfel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Zellerhorn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Zellerwand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Zellerwandl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Zennokopf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Zenokopf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Zinnenberg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Zinnkopf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Zinnkopf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unscheinbarer Buggl ohne nennenswerte Aussicht nähe der Baieralm</text:p>
          </table:table-cell>
        </table:table-row>
        <table:table-row table:style-name="ro1">
          <table:table-cell office:value-type="string" calcext:value-type="string">
            <text:p>Zwiesel (Schneizlreuth)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Zwölferspitz (Ruhpolding)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Zwölferspitz (Unterwössen)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/>
        </table:table-row>
        <table:table-row table:style-name="ro1">
          <table:table-cell office:value-type="string" calcext:value-type="string">
            <text:p>Zwölferturm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Berg, Gip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Chiemgauer Alpen</text:p>
          </table:table-cell>
          <table:table-cell office:value-type="string" calcext:value-type="string">
            <text:p>Von der Nordwand der Gedererwand teils abgespalten. Kein Zugang über einen Steig!  Nur für Kletterer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1872" meta:object-count="0"/>
    <meta:generator>LibreOffice/25.8.1.1$Linux_X86_64 LibreOffice_project/580$Build-1</meta:generator>
  </office:meta>
</office:document-meta>
</file>